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itle_5f_SE2">
      <style:paragraph-properties fo:line-height="100%"/>
    </style:style>
    <style:style style:name="P7" style:family="paragraph" style:parent-style-name="Title_5f_SE2">
      <style:paragraph-properties fo:margin-top="0cm" fo:margin-bottom="0cm" fo:line-height="100%"/>
    </style:style>
    <style:style style:name="P8" style:family="paragraph" style:parent-style-name="Title">
      <style:text-properties fo:language="en" fo:country="US"/>
    </style:style>
    <style:style style:name="P9" style:family="paragraph" style:parent-style-name="Standard" style:master-page-name="Index">
      <style:paragraph-properties fo:text-align="center" style:justify-single-word="false" style:page-number="auto"/>
    </style:style>
    <style:style style:name="P10" style:family="paragraph" style:parent-style-name="Standard" style:master-page-name="frontPageRasd">
      <style:paragraph-properties fo:text-align="center" style:justify-single-word="false" style:page-number="auto"/>
    </style:style>
    <style:style style:name="P11" style:family="paragraph" style:parent-style-name="Heading_20_1" style:master-page-name="Standard">
      <style:paragraph-properties style:page-number="1"/>
    </style:style>
    <style:style style:name="P12" style:family="paragraph" style:parent-style-name="Contents_20_1">
      <style:paragraph-properties>
        <style:tab-stops>
          <style:tab-stop style:position="16.002cm" style:type="right" style:leader-style="dotted" style:leader-text="."/>
        </style:tab-stops>
      </style:paragraph-properties>
    </style:style>
    <style:style style:name="P13" style:family="paragraph" style:parent-style-name="Heading_20_2">
      <style:text-properties fo:language="en" fo:country="US"/>
    </style:style>
    <style:style style:name="P14" style:family="paragraph" style:parent-style-name="Contents_20_2">
      <style:paragraph-properties>
        <style:tab-stops>
          <style:tab-stop style:position="15.503cm" style:type="right" style:leader-style="dotted" style:leader-text="."/>
        </style:tab-stops>
      </style:paragraph-properties>
    </style:style>
    <style:style style:name="P15" style:family="paragraph" style:parent-style-name="Text_20_body">
      <style:text-properties fo:language="en" fo:country="US"/>
    </style:style>
    <style:style style:name="P16" style:family="paragraph" style:parent-style-name="Text_20_body" style:list-style-name="L1">
      <style:text-properties fo:language="en" fo:country="US"/>
    </style:style>
    <style:style style:name="P17" style:family="paragraph" style:parent-style-name="Text_20_body" style:list-style-name="L5">
      <style:text-properties fo:language="en" fo:country="US"/>
    </style:style>
    <style:style style:name="P18" style:family="paragraph" style:parent-style-name="Text_20_body" style:list-style-name="L2"/>
    <style:style style:name="P19" style:family="paragraph" style:parent-style-name="Text_20_body">
      <style:text-properties fo:font-weight="bold" style:font-weight-asian="bold" style:font-weight-complex="bold"/>
    </style:style>
    <style:style style:name="P20" style:family="paragraph" style:parent-style-name="Text_20_body" style:list-style-name="L2">
      <style:text-properties fo:font-weight="bold" style:font-weight-asian="bold" style:font-weight-complex="bold"/>
    </style:style>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text-properties fo:font-size="15pt" style:font-size-asian="15pt" style:font-size-complex="15pt"/>
    </style:style>
    <style:style style:name="P27" style:family="paragraph" style:parent-style-name="Text_20_body">
      <style:text-properties fo:font-size="15pt" fo:font-weight="bold" style:font-size-asian="15pt" style:font-weight-asian="bold" style:font-size-complex="15pt" style:font-weight-complex="bold"/>
    </style:style>
    <style:style style:name="T1" style:family="text">
      <style:text-properties fo:font-size="28pt" fo:language="en" fo:country="US" fo:font-weight="normal" style:font-size-asian="28pt" style:font-weight-asian="normal" style:font-size-complex="28pt" style:font-weight-complex="normal"/>
    </style:style>
    <style:style style:name="T2" style:family="text">
      <style:text-properties fo:font-size="18pt" fo:language="en" fo:country="US" fo:font-weight="normal" style:font-size-asian="18pt" style:font-weight-asian="normal" style:font-size-complex="18pt" style:font-weight-complex="normal"/>
    </style:style>
    <style:style style:name="T3" style:family="text">
      <style:text-properties style:font-name="Times New Roman" fo:font-size="20pt" fo:language="en" fo:country="US" fo:font-weight="normal" style:font-size-asian="20pt" style:font-weight-asian="normal" style:font-size-complex="20pt" style:font-weight-complex="normal"/>
    </style:style>
    <style:style style:name="T4" style:family="text">
      <style:text-properties fo:font-size="16pt" fo:language="en" fo:country="US" fo:font-weight="normal" style:font-size-asian="16pt" style:font-weight-asian="normal" style:font-size-complex="16pt" style:font-weight-complex="normal"/>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font-name="cmbx122" fo:font-size="28pt" fo:language="en" fo:country="US" fo:font-weight="normal" style:font-size-asian="28pt" style:font-weight-asian="normal" style:font-size-complex="28pt" style:font-weight-complex="normal"/>
    </style:style>
    <style:style style:name="T8" style:family="text">
      <style:text-properties style:font-name="cmr12" fo:font-size="16pt" fo:language="en" fo:country="US" fo:font-weight="normal" style:font-size-asian="16pt" style:font-weight-asian="normal" style:font-size-complex="16pt" style:font-weight-complex="normal"/>
    </style:style>
    <style:style style:name="T9" style:family="text">
      <style:text-properties style:font-name="cmr12" fo:font-size="16pt" fo:font-weight="normal" style:font-size-asian="16pt" style:font-weight-asian="normal" style:font-size-complex="16pt" style:font-weight-complex="normal"/>
    </style:style>
    <style:style style:name="T10" style:family="text">
      <style:text-properties style:font-name="cmr12" fo:font-size="18pt" fo:language="en" fo:country="US" fo:font-weight="normal" style:font-size-asian="18pt" style:font-weight-asian="normal" style:font-size-complex="18pt" style:font-weight-complex="normal"/>
    </style:style>
    <style:style style:name="T11" style:family="text">
      <style:text-properties style:font-name="Palatino Linotype1" fo:font-size="16pt" fo:language="en" fo:country="US" fo:font-weight="normal" style:font-size-asian="16pt" style:font-weight-asian="normal" style:font-size-complex="16pt" style:font-weight-complex="normal"/>
    </style:style>
    <style:style style:name="T12" style:family="text">
      <style:text-properties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itle_5f_SE"><text:span text:style-name="T8">POLITECNICO DI MILANO</text:span></text:span></text:p>
      <text:p text:style-name="P8"><text:span text:style-name="Title_5f_SE"><text:span text:style-name="T9">SOFTWARE ENGINEERING 2</text:span></text:span></text:p>
      <text:p text:style-name="Title_5f_SE2"><text:span text:style-name="Title_5f_SE"><text:span text:style-name="T1"/></text:span></text:p>
      <text:p text:style-name="Title_5f_SE2"><text:span text:style-name="Title_5f_SE"><text:span text:style-name="T1"/></text:span></text:p>
      <text:p text:style-name="P6"><text:span text:style-name="Title_5f_SE"><text:span text:style-name="T7">Requirements Analysis </text:span></text:span></text:p>
      <text:p text:style-name="P7"><text:span text:style-name="Title_5f_SE"><text:span text:style-name="T7">and</text:span></text:span></text:p>
      <text:p text:style-name="Title_5f_SE2"><text:span text:style-name="Title_5f_SE"><text:span text:style-name="T7"><text:s/>Specification Document</text:span></text:span></text:p>
      <text:p text:style-name="Title"><text:span text:style-name="Title_5f_SE"><text:span text:style-name="T3"/></text:span></text:p>
      <text:p text:style-name="Title_5f_SE2"><text:span text:style-name="Title_5f_SE"><text:span text:style-name="T1"/></text:span></text:p>
      <text:p text:style-name="P3"><text:span text:style-name="Title_5f_SE"><text:span text:style-name="T4"/></text:span></text:p>
      <text:p text:style-name="P3"><text:span text:style-name="Title_5f_SE"><text:span text:style-name="T4"/></text:span></text:p>
      <text:p text:style-name="P3"><text:span text:style-name="Title_5f_SE"><text:span text:style-name="T4"/></text:span></text:p>
      <text:p text:style-name="P3"><text:span text:style-name="Title_5f_SE"><text:span text:style-name="T4"/></text:span></text:p>
      <text:p text:style-name="P3"><text:span text:style-name="Title_5f_SE"><text:span text:style-name="T4"/></text:span></text:p>
      <text:p text:style-name="P3"><text:span text:style-name="Title_5f_SE"><text:span text:style-name="T11">Mirjam Škarica</text:span></text:span></text:p>
      <text:p text:style-name="P3"><text:span text:style-name="Title_5f_SE"><text:span text:style-name="T10"/></text:span></text:p>
      <text:p text:style-name="P4"><text:span text:style-name="Title_5f_SE"><text:span text:style-name="T10"/></text:span></text:p>
      <text:p text:style-name="P4"><text:span text:style-name="Title_5f_SE"><text:span text:style-name="T8">Milan, November 2014.</text:span></text:span></text:p>
      <text:p text:style-name="P9"><text:span text:style-name="Title_5f_SE"><text:span text:style-name="T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Main_20_index_20_entry"/>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 Introduction<text:tab/>1</text:p>
          <text:p text:style-name="P14">1.1 Purpose<text:tab/>1</text:p>
          <text:p text:style-name="P14">1.2 Scope<text:tab/>1</text:p>
          <text:p text:style-name="P14">1.3 Glossary<text:tab/>2</text:p>
          <text:p text:style-name="P12">2. Overall description<text:tab/>4</text:p>
          <text:p text:style-name="P14">2.1 Product perspective<text:tab/>4</text:p>
          <text:p text:style-name="P14">2.2 Identifying stakeholders<text:tab/>4</text:p>
          <text:p text:style-name="P14">2.3 User Characteristics<text:tab/>5</text:p>
          <text:p text:style-name="P14">2.4 Actors identifying<text:tab/>5</text:p>
          <text:p text:style-name="P14">2.5 Goals<text:tab/>5</text:p>
          <text:p text:style-name="P14">2.6 Domain properties<text:tab/>6</text:p>
          <text:p text:style-name="P14">2.7 Assumptions<text:tab/>7</text:p>
          <text:p text:style-name="P12">4. Scenarios<text:tab/>8</text:p>
        </text:index-body>
      </text:table-of-content>
      <text:p text:style-name="P2"><text:span text:style-name="Title_5f_SE"><text:span text:style-name="T2"/></text:span></text:p>
      <text:h text:style-name="P11" text:outline-level="1"><text:span text:style-name="T1">1</text:span>. Introduction</text:h>
      <text:h text:style-name="P13" text:outline-level="2">1.1 Purpose</text:h>
      <text:p text:style-name="P5">The purpose of this document is to provide a comprehensive description of the MeteoCal system. It's aim is to communicate what the software should do and identify the capabilities and characteristics of the system being developed. This document is meant for everyone included in the production of the software.</text:p>
      <text:p text:style-name="P5"/>
      <text:h text:style-name="P13" text:outline-level="2">1.2 Scope</text:h>
      <text:p text:style-name="P5">The aim of this project is to develop and implement MeteoCal, a weather based online calendar for helping people schedule their personal events and avoiding bad weather conditions in case of outdoor activities.</text:p>
      <text:p text:style-name="P5">The developed system should allow the registration of new users. Users, once logged in, should be able to:</text:p>
      <text:list xml:id="list8149548452822302562" text:style-name="L1">
        <text:list-item>
          <text:p text:style-name="P16">create, delete and update events</text:p>
        </text:list-item>
        <text:list-item>
          <text:p text:style-name="P16">accept or decline event invitations from other users</text:p>
        </text:list-item>
        <text:list-item>
          <text:p text:style-name="P16">receive and read notifications about the events they are participating in</text:p>
        </text:list-item>
      </text:list>
      <text:p text:style-name="P5">Each event should contain information about the location, the time and whether it is an outdoor or an indoor event. Only the user who created the <text:soft-page-break/>event (the organizer) will be able to update and delete the said event. He is also the only one who can invite other users to the event upon event's creation. Invited users can only either accept or decline the invitation.</text:p>
      <text:p text:style-name="P5">Whenever an event is saved, the system should automatically enrich the event with weather forecast information, if available. Also, in case of bad weather conditions for outdoor events, the system should notify all participants one day before the event. Notifications will be received by the users when they log into the system.</text:p>
      <text:p text:style-name="P5"/>
      <text:h text:style-name="Heading_20_2" text:outline-level="2">1.3 Glossary</text:h>
      <text:p text:style-name="Text_20_body">The following are the definitions of some commonly used phrases throughout the document:</text:p>
      <text:list xml:id="list1256905605237438437" text:style-name="L2">
        <text:list-item>
          <text:p text:style-name="P18"><text:span text:style-name="T6">Calendar: </text:span>a graphical representation of a chart showing the days, weeks, and months of a particular year and possibly also events taking place on those days</text:p>
        </text:list-item>
        <text:list-item>
          <text:p text:style-name="P18"><text:span text:style-name="T6">Event:</text:span><text:span text:style-name="T5"> a planned social occasion organized by a user. It is classified either as an outdoor or an indoor activity and has a specified location, start time and duration</text:span></text:p>
        </text:list-item>
        <text:list-item>
          <text:p text:style-name="P20">Guest:<text:span text:style-name="T5"> a person accessing a system that has either never registered of hasn't logged in yet. Guest has only two available options, to log in or to register for the first time.</text:span></text:p>
        </text:list-item>
        <text:list-item>
          <text:p text:style-name="P20">Invitation:<text:span text:style-name="T5"> organizer's event participation request sent out to other users. A user who receives an invitation can either accept or reject it.</text:span></text:p>
        </text:list-item>
        <text:list-item>
          <text:p text:style-name="P18"><text:span text:style-name="T6">Organizer:</text:span><text:span text:style-name="T5"> (of an event) a user who created that particular event</text:span></text:p>
        </text:list-item>
        <text:list-item>
          <text:p text:style-name="P18"><text:soft-page-break/><text:span text:style-name="T6">Participant:</text:span><text:span text:style-name="T5"> (of a specific event) a user who accepted organizer's invitation to that particular event</text:span></text:p>
        </text:list-item>
        <text:list-item>
          <text:p text:style-name="P20">User: <text:span text:style-name="T5">a person already registered and logged into the system.</text:span></text:p>
        </text:list-item>
        <text:list-item>
          <text:p text:style-name="P18"><text:span text:style-name="T6">Weather:</text:span><text:span text:style-name="T5"> the state of the atmosphere at a given time and place. In this document it will be used in conjunction with phrases 'good' and 'bad' to describe suitable and not suitable weather, respectively, for the event in question</text:span></text:p>
        </text:list-item>
      </text:list>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p text:style-name="Text_20_body"><text:span text:style-name="T5"/></text:p>
      <text:h text:style-name="Heading_20_1" text:outline-level="1"><text:soft-page-break/></text:h>
      <text:h text:style-name="Heading_20_1" text:outline-level="1">2. Overall description</text:h>
      <text:h text:style-name="Heading_20_2" text:outline-level="2">2.1 Product perspective</text:h>
      <text:p text:style-name="Text_20_body">MeteoCal is a web application that provides users a service described in section <text:a xlink:type="simple" xlink:href="#1.2.1.2 Scope|outline" text:style-name="Internet_20_link" text:visited-style-name="Visited_20_Internet_20_Link">1.2</text:a>. The software will be developed using a server-client model. The server side is used to interact with permanent storage and also to serve pages to the client and process user input. The client side allows access to the to the MeteoCal system via a browser.</text:p>
      <text:p text:style-name="Text_20_body">..</text:p>
      <text:h text:style-name="Heading_20_2" text:outline-level="2">2.2 Identifying stakeholders</text:h>
      <text:p text:style-name="Text_20_body">There are tree distinct interest groups of people regarding this project:</text:p>
      <text:list xml:id="list7977926460592321242" text:style-name="L3">
        <text:list-item>
          <text:p text:style-name="P21"><text:span text:style-name="T5">The </text:span><text:span text:style-name="T6">professors</text:span> who have assigned the project and who expect it to be developed in a way which satisfies the given requirements respecting the given deadlines. Their interests go beyond just working software, they are interested in conveying an thorough understanding of the underlying development process</text:p>
        </text:list-item>
        <text:list-item>
          <text:p text:style-name="P21">The <text:span text:style-name="T6">users</text:span> who will use the application and rely on it for scheduling and managing the events they are participating in</text:p>
        </text:list-item>
        <text:list-item>
          <text:p text:style-name="P21">The <text:span text:style-name="T6">developer </text:span>group, in this case one person, responsible for the actual <text:soft-page-break/>design and development of the software</text:p>
          <text:p text:style-name="P21"/>
        </text:list-item>
      </text:list>
      <text:h text:style-name="Heading_20_2" text:outline-level="2">2.3 User Characteristics</text:h>
      <text:p text:style-name="Text_20_body">MeteoCal is expected to have users across a wide range of demographics, meaning users of any age, gender and educational background. Still, because of the ubiquitous nature of internet and social media, it is assumed that people using our software do have the basic web browsing skills. </text:p>
      <text:p text:style-name="Text_20_body"/>
      <text:h text:style-name="Heading_20_2" text:outline-level="2">2.4 Actors identifying</text:h>
      <text:p text:style-name="Text_20_body">Two possible actors interacting with our system are the following:</text:p>
      <text:list xml:id="list4447836469112874395" text:style-name="L4">
        <text:list-item>
          <text:p text:style-name="P22"><text:span text:style-name="T6">Guest:</text:span> <text:span text:style-name="T5">person accessing a system that has either never registered of hasn't logged in yet. Guest can only access the initial page from where he has only two available options, to log in or to sign up for the first time.</text:span></text:p>
        </text:list-item>
        <text:list-item>
          <text:p text:style-name="P22"><text:span text:style-name="T6">User: </text:span><text:span text:style-name="T5">a person already registered and logged into the system. User can use all of the features offered by the application</text:span></text:p>
          <text:p text:style-name="P22"><text:span text:style-name="T5"/></text:p>
        </text:list-item>
      </text:list>
      <text:h text:style-name="Heading_20_2" text:outline-level="2">2.5 Goals</text:h>
      <text:p text:style-name="P5">Having possible users in mind, MeteoCal should have these features:</text:p>
      <text:list xml:id="list864575575294135535" text:style-name="L5">
        <text:list-item>
          <text:p text:style-name="P17">registering new users</text:p>
        </text:list-item>
        <text:list-item>
          <text:p text:style-name="P17">managing weather information for all events</text:p>
        </text:list-item>
        <text:list-item>
          <text:p text:style-name="P17">sending weather based notifications regarding an event to all of it's <text:soft-page-break/>participants</text:p>
        </text:list-item>
        <text:list-item>
          <text:p text:style-name="P17">for each user it should provide a calendar</text:p>
        </text:list-item>
        <text:list-item>
          <text:p text:style-name="P17">for each user it should provide following actions:</text:p>
          <text:list>
            <text:list-item>
              <text:p text:style-name="P17">creating new events</text:p>
            </text:list-item>
            <text:list-item>
              <text:p text:style-name="P17">modifying and deleting events which they created themselves</text:p>
            </text:list-item>
            <text:list-item>
              <text:p text:style-name="P17">inviting other users to events which they created themselves</text:p>
            </text:list-item>
            <text:list-item>
              <text:p text:style-name="P17">accepting or declining event invitations</text:p>
              <text:p text:style-name="P17"/>
            </text:list-item>
          </text:list>
        </text:list-item>
      </text:list>
      <text:h text:style-name="Heading_20_2" text:outline-level="2">2.6 Domain properties</text:h>
      <text:p text:style-name="Text_20_body">We suppose that these conditions hold in the analyzed world:</text:p>
      <text:list xml:id="list5418400094045448658" text:style-name="L6">
        <text:list-item>
          <text:p text:style-name="P23">each event is held in one specific location and at one specific time</text:p>
        </text:list-item>
        <text:list-item>
          <text:p text:style-name="P23">each event is either outdoor or indoor</text:p>
        </text:list-item>
        <text:list-item>
          <text:p text:style-name="P23">a user creating the event knows and provides correct information needed about the event (time, place, indoor/outdoor)</text:p>
        </text:list-item>
        <text:list-item>
          <text:p text:style-name="P23">a user knows the usernames of other users he wishes to invite</text:p>
        </text:list-item>
        <text:list-item>
          <text:p text:style-name="P23">a user creating the event is considered a participant</text:p>
        </text:list-item>
        <text:list-item>
          <text:p text:style-name="P23">a user will want to create only future events</text:p>
        </text:list-item>
        <text:list-item>
          <text:p text:style-name="P23">a person can be only in one place at a specific point in time</text:p>
        </text:list-item>
        <text:list-item>
          <text:p text:style-name="P23">a user can receive a lot of invitations for events happening at the same time, but can only accept one </text:p>
        </text:list-item>
        <text:list-item>
          <text:p text:style-name="P23">weather forecasts are reliable</text:p>
        </text:list-item>
      </text:list>
      <text:h text:style-name="Heading_20_2" text:outline-level="2"><text:soft-page-break/>2.7 Assumptions</text:h>
      <text:p text:style-name="Text_20_body">Considering that there were some ambiguities in the specification document, the following facts are assumed:</text:p>
      <text:list xml:id="list6663272778216036932" text:style-name="L7">
        <text:list-item>
          <text:p text:style-name="P24">weather forecast is checked 2 times. First, upon event creation in order to enrich the created event, and second time is one day before the event. </text:p>
        </text:list-item>
      </text:list>
      <text:list xml:id="list1780744581360186853" text:style-name="L8">
        <text:list-item>
          <text:p text:style-name="P25">bad weather means any weather that is unpleasantly cold, damp or windy </text:p>
        </text:list-item>
        <text:list-item>
          <text:p text:style-name="P25">users can accept, reject or leave invitation pending</text:p>
        </text:list-item>
      </text:list>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h>
      <text:h text:style-name="Heading_20_1" text:outline-level="1">4. Scenarios</text:h>
      <text:p text:style-name="P26"><text:span text:style-name="T6">Event Creation</text:span></text:p>
      <text:p text:style-name="Text_20_body">Jolene has bee<text:span text:style-name="T12">n a software developer for 10 years. Being a female engineer in a male dominated field has compelled her to try help close the gender gap. Since she hasn't got a clear idea how to go about achieving her goal, she wants to invite all of her developer friends and colleagues for a session of brain storming. For that reason she has decided to organi</text:span>ze a dinner at her house the following weekend. Considering Jolene <text:span text:style-name="T12">and</text:span> her developer friends are MeteoCal users, Jolene logs in to the system, from her home page she chooses the “Create event” option which redirects her to a page where she can input the desired time and place, specify the event as being indoor or outdoor and invite all of her friends. <text:s/>After entering all needed information, she clicks on the “create” button, at which moment her newly created event is automatically enriched with weather information and she is redirected to a page informing her of a successful event creation. <text:s/></text:p>
      <text:p text:style-name="Text_20_body"/>
      <text:p text:style-name="P19">Event Invitations</text:p>
      <text:p text:style-name="Text_20_body">Jack and his wife Freda are both catholic and both come from very large and loving families. This means they get invited to a lot of weddings, birthday and anniversary parties, holy communion and christening celebrations, the list could go on. Naturally, it can be hard to keep track of all those events, especially the <text:soft-page-break/>ones they get invited to a couple of months in advance, like it is usually the case of weddings. Luckily, Jack and Freda being technically savvy, <text:s/>have easily convinced their families to use the MeteoCal system to manage the numerous events and invites. Now the two of them log in to the system each night to check their schedule. This night is no different, Jack navigates the the MeteoCal system from his browser, logs in and sees he has four new invitations for d</text:p>
      <text:p text:style-name="Text_20_body">ifferent events. He reads each of them, but accepts only three. The reason being that the rejected event is an invitation for a <text:s/>distant relative's graduation party and it overlaps with his father's birthday. After accepting the three events, they are added to his calendar. </text:p>
      <text:p text:style-name="Text_20_body"/>
      <text:p text:style-name="P27">Event Notifications</text:p>
      <text:p text:style-name="Text_20_body">John, being a CEO of a fortune 500 company, gets invited to a a lot of events, anything from found-raisers to grand openings of new locales. Given his importance, his time is precious and has to be managed well. It's a Friday night and upon arriving home late and tired from work, John logs into the MeteoCal system to check his schedule for the next day. He is pleasantly surprised to see a notification on his home page informing about the heavy rain that is expected the following morning, during the time an outdoor charity event was scheduled. John decides not to attend the event due to poor weather conditions. Content with the fact that he will get some well deserved rest, he logs out and goes about is nigh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text-properties style:font-name="Palatino Linotype" fo:font-size="13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_5f_SE2" style:display-name="Title_SE2" style:family="paragraph" style:parent-style-name="Title">
      <style:text-properties style:font-name="cmbx1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mbx12" fo:font-size="20pt" fo:font-weight="normal" style:font-size-asian="16pt" style:font-weight-asian="bold" style:font-size-complex="16pt" style:font-weight-complex="bold"/>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3cm" fo:margin-bottom="0.21cm" fo:line-height="150%" style:page-number="auto">
        <style:tab-stops/>
      </style:paragraph-properties>
      <style:text-properties style:font-name="cmbx121" fo:font-size="28pt" fo:language="en" fo:country="US" fo:font-weight="normal"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 Linotype" fo:font-size="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52cm" fo:margin-bottom="0.109cm" fo:line-height="150%">
        <style:tab-stops/>
      </style:paragraph-properties>
      <style:text-properties style:font-name="cmbx121" fo:font-size="18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 Linotype" fo:font-size="12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Title_5f_SE" style:display-name="Title_SE" style:family="text">
      <style:text-properties style:font-name="Times New Roman1" fo:font-size="22pt" fo:font-weight="bold" style:font-name-asian="Microsoft YaHei"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3cm" fo:margin-right="2.3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9</text:page-number></text:p>
      </style:footer>
    </style:master-page>
    <style:master-page style:name="First_20_Page" style:display-name="First Page" style:page-layout-name="Mpm2" style:next-style-name="Standard">
      <style:footer>
        <text:p text:style-name="Footer"><text:page-number text:select-page="current">8</text:page-number></text:p>
      </style:footer>
    </style:master-page>
    <style:master-page style:name="Index" style:page-layout-name="Mpm3">
      <style:footer>
        <text:p text:style-name="MP1"><text:page-number text:select-page="current">ii</text:page-number></text:p>
      </style:footer>
    </style:master-page>
    <style:master-page style:name="Landscape" style:page-layout-name="Mpm4"/>
    <style:master-page style:name="frontPageRasd"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ojzije </meta:initial-creator>
    <meta:creation-date>2014-11-09T21:51:22.98</meta:creation-date>
    <dc:date>2014-11-12T02:37:29.16</dc:date>
    <dc:creator>alojzije </dc:creator>
    <meta:editing-duration>PT22H8M5S</meta:editing-duration>
    <meta:editing-cycles>63</meta:editing-cycles>
    <meta:generator>OpenOffice/4.1.1$Win32 OpenOffice.org_project/411m6$Build-9775</meta:generator>
    <meta:document-statistic meta:table-count="0" meta:image-count="0" meta:object-count="0" meta:page-count="11" meta:paragraph-count="95" meta:word-count="1585" meta:character-count="9247"/>
  </office:meta>
</office:document-meta>
</file>